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F sample document with a <text:span text:style-name="T1">valid</text:span> <text:span text:style-name="T1">macro</text:span> signature.</text:p>
      <text:p text:style-name="Standard">Signed by a <text:span text:style-name="T1">trusted</text:span> ent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5T13:30:25.66</meta:creation-date>
    <dc:date>2022-02-25T13:35:36.06</dc:date>
    <meta:editing-duration>PT1M56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2" meta:word-count="13" meta:character-count="7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MsgBox("Hello World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a2005d003a00e400800013004500ae0085009500d500f90026005100e30018">
    <SignedInfo>
      <CanonicalizationMethod Algorithm="http://www.w3.org/TR/2001/REC-xml-c14n-20010315"/>
      <SignatureMethod Algorithm="http://www.w3.org/2000/09/xmldsig#rsa-sha1"/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X3M0KEE+mRAyKMG8mGTcQPUEPII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3000f700e100ed000a00fd004100920098009f00b30090005c0010006300af">
        <DigestMethod Algorithm="http://www.w3.org/2000/09/xmldsig#sha1"/>
        <DigestValue>RZ5gDP4EMmt6SREkVza9jKjAEg4=</DigestValue>
      </Reference>
    </SignedInfo>
    <SignatureValue>jF+KNYyIQT8DJMu21UlXw4uQcxJbcmhRIZI40hLMHo/CFklMjkJCuLcG9NKZknMd
6KcS7NMPJrii9E9cjObqAJL5SdITlRsTY/cnUBkTJ1xCnHW9D17QQYubu0GjHHHF
XfAHv/z/mBnOrZnWYN591B76FCihkPHSZWnLpXEi06yQMGcvZtBAGTCP3Fy8uB8u
abaEnXMfWcMsWBWs75mUIqdzfoVCvQAdqDoB2EZVkMh3EaChpNYQKNOYKKyBGEPh
sxkCpGowldzdIyFpBCbPARPOkDSDURWOnO2zvjf023GV+WQHsU7pKSmmu92F6rNy
42pUe8fTyusETkQ/AxhU/w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3000f700e100ed000a00fd004100920098009f00b30090005c0010006300af" Target="#ID_00a2005d003a00e400800013004500ae0085009500d500f90026005100e30018">
          <dc:date xmlns:dc="http://purl.org/dc/elements/1.1/">2022-02-25T13:35:47,53</dc:date>
        </SignatureProperty>
      </SignatureProperties>
    </Object>
  </Signature>
</document-signatures>
</file>